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officeooo:rsid="00148e34" officeooo:paragraph-rsid="00148e34"/>
    </style:style>
    <style:style style:name="P2" style:family="paragraph" style:parent-style-name="Standard">
      <style:paragraph-properties fo:text-align="start" style:justify-single-word="false"/>
      <style:text-properties fo:font-weight="bold" officeooo:rsid="00148e34" officeooo:paragraph-rsid="00148e34" style:font-weight-asian="bold" style:font-weight-complex="bold"/>
    </style:style>
    <style:style style:name="P3" style:family="paragraph" style:parent-style-name="Standard">
      <style:paragraph-properties fo:text-align="start" style:justify-single-word="false"/>
      <style:text-properties fo:font-weight="normal" officeooo:rsid="00164db1" officeooo:paragraph-rsid="00164db1" style:font-weight-asian="normal" style:font-weight-complex="normal"/>
    </style:style>
    <style:style style:name="P4" style:family="paragraph" style:parent-style-name="Standard">
      <style:paragraph-properties fo:text-align="start" style:justify-single-word="false"/>
      <style:text-properties fo:font-weight="normal" officeooo:rsid="0017cf9d" officeooo:paragraph-rsid="0017cf9d" style:font-weight-asian="normal" style:font-weight-complex="normal"/>
    </style:style>
    <style:style style:name="P5" style:family="paragraph" style:parent-style-name="Standard">
      <style:paragraph-properties fo:text-align="start" style:justify-single-word="false"/>
      <style:text-properties fo:font-weight="normal" officeooo:rsid="0017cf9d" officeooo:paragraph-rsid="002bc052" style:font-weight-asian="normal" style:font-weight-complex="normal"/>
    </style:style>
    <style:style style:name="P6" style:family="paragraph" style:parent-style-name="Standard">
      <style:paragraph-properties fo:text-align="start" style:justify-single-word="false"/>
      <style:text-properties fo:font-weight="normal" officeooo:rsid="00193c6a" officeooo:paragraph-rsid="00193c6a" style:font-weight-asian="normal"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fo:font-weight="normal" officeooo:rsid="00189726" officeooo:paragraph-rsid="00189726"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189726" officeooo:paragraph-rsid="00189726"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officeooo:rsid="00293080" officeooo:paragraph-rsid="00293080"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officeooo:rsid="002a531f" officeooo:paragraph-rsid="002a531f"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weight="normal" officeooo:rsid="002f7982" officeooo:paragraph-rsid="002f7982"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weight="normal" officeooo:rsid="0039f9ad" officeooo:paragraph-rsid="0039f9ad" style:font-weight-asian="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weight="normal" officeooo:rsid="003ca387" officeooo:paragraph-rsid="003ca387" style:font-weight-asian="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189726" officeooo:paragraph-rsid="00189726"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1d26a3" officeooo:paragraph-rsid="001d26a3"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12e8e" officeooo:paragraph-rsid="0021410c"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21410c" officeooo:paragraph-rsid="0021410c"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21410c" officeooo:paragraph-rsid="00231b2b"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2f7982" officeooo:paragraph-rsid="002f7982"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bold" officeooo:rsid="0039072a" officeooo:paragraph-rsid="0039072a"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bold" officeooo:rsid="003ca387" officeooo:paragraph-rsid="003ca387"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weight="bold" officeooo:rsid="0040ad8a" officeooo:paragraph-rsid="0040ad8a" style:font-weight-asian="bold" style:font-weight-complex="bold"/>
    </style:style>
    <style:style style:name="P24" style:family="paragraph" style:parent-style-name="Standard">
      <style:paragraph-properties fo:margin-left="0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text-position="0% 100%" fo:font-weight="normal" officeooo:rsid="001d26a3" officeooo:paragraph-rsid="001d26a3"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text-position="0% 100%" fo:font-weight="normal" officeooo:rsid="001f8e58" officeooo:paragraph-rsid="001d26a3"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text-position="0% 100%" fo:font-weight="normal" officeooo:rsid="0021410c" officeooo:paragraph-rsid="0021410c" style:font-weight-asian="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text-position="0% 100%" fo:font-weight="normal" officeooo:rsid="00212e8e" officeooo:paragraph-rsid="00212e8e" style:font-weight-asian="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text-position="0% 100%" fo:font-weight="normal" officeooo:rsid="00231b2b" officeooo:paragraph-rsid="00231b2b" style:font-weight-asian="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text-position="0% 100%" fo:font-weight="normal" officeooo:rsid="002dafaf" officeooo:paragraph-rsid="002f7982" style:font-weight-asian="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text-position="0% 100%" fo:font-weight="normal" officeooo:rsid="002f7982" officeooo:paragraph-rsid="002f7982" style:font-weight-asian="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text-position="0% 100%" fo:font-weight="bold" officeooo:rsid="001d26a3" officeooo:paragraph-rsid="001d26a3" style:font-weight-asian="bold" style:font-weight-complex="bold"/>
    </style:style>
    <style:style style:name="P33" style:family="paragraph" style:parent-style-name="Standard">
      <style:paragraph-properties fo:margin-left="0.9846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34" style:family="paragraph" style:parent-style-name="Standard" style:list-style-name="L1">
      <style:paragraph-properties fo:text-align="start" style:justify-single-word="false"/>
      <style:text-properties fo:font-weight="bold" officeooo:rsid="00189726" officeooo:paragraph-rsid="00189726" style:font-weight-asian="bold" style:font-weight-complex="bold"/>
    </style:style>
    <style:style style:name="P35" style:family="paragraph" style:parent-style-name="Standard" style:list-style-name="L1">
      <style:paragraph-properties fo:text-align="start" style:justify-single-word="false"/>
      <style:text-properties fo:font-weight="bold" officeooo:rsid="00193c6a" officeooo:paragraph-rsid="00193c6a" style:font-weight-asian="bold" style:font-weight-complex="bold"/>
    </style:style>
    <style:style style:name="P36" style:family="paragraph" style:parent-style-name="Standard" style:list-style-name="L2">
      <style:paragraph-properties fo:text-align="start" style:justify-single-word="false"/>
      <style:text-properties fo:font-weight="bold" officeooo:rsid="00193c6a" officeooo:paragraph-rsid="00193c6a" style:font-weight-asian="bold" style:font-weight-complex="bold"/>
    </style:style>
    <style:style style:name="P37" style:family="paragraph" style:parent-style-name="Standard" style:list-style-name="L2">
      <style:paragraph-properties fo:text-align="start" style:justify-single-word="false"/>
      <style:text-properties fo:font-weight="bold" officeooo:rsid="00193c6a" officeooo:paragraph-rsid="00549a56" style:font-weight-asian="bold" style:font-weight-complex="bold"/>
    </style:style>
    <style:style style:name="P38" style:family="paragraph" style:parent-style-name="Standard" style:list-style-name="L3">
      <style:paragraph-properties fo:text-align="start" style:justify-single-word="false"/>
      <style:text-properties style:text-position="0% 100%" fo:font-weight="normal" officeooo:rsid="0021410c" officeooo:paragraph-rsid="0021410c" style:font-weight-asian="normal" style:font-weight-complex="normal"/>
    </style:style>
    <style:style style:name="P39" style:family="paragraph" style:parent-style-name="Standard">
      <style:paragraph-properties fo:text-align="start" style:justify-single-word="false"/>
      <style:text-properties fo:font-weight="normal" officeooo:rsid="00164db1" officeooo:paragraph-rsid="004bb794" style:font-weight-asian="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weight="normal" officeooo:rsid="0045143f" officeooo:paragraph-rsid="004856fb" style:font-weight-asian="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weight="normal" officeooo:rsid="0045143f" officeooo:paragraph-rsid="0045143f" style:font-weight-asian="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weight="normal" officeooo:rsid="003ca387" officeooo:paragraph-rsid="003ca387" style:font-weight-asian="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weight="normal" officeooo:rsid="00491c30" officeooo:paragraph-rsid="00491c30" style:font-weight-asian="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weight="normal" officeooo:rsid="0039f9ad" officeooo:paragraph-rsid="0039f9ad" style:font-weight-asian="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weight="normal" officeooo:rsid="006f0430" officeooo:paragraph-rsid="006f0430" style:font-weight-asian="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font-weight="normal" officeooo:rsid="0077de6c" officeooo:paragraph-rsid="0077de6c" style:font-weight-asian="normal" style:font-weight-complex="normal"/>
    </style:style>
    <style:style style:name="P47" style:family="paragraph" style:parent-style-name="Footer">
      <style:paragraph-properties fo:text-align="center" style:justify-single-word="false"/>
    </style:style>
    <style:style style:name="T1" style:family="text">
      <style:text-properties officeooo:rsid="00164db1"/>
    </style:style>
    <style:style style:name="T2" style:family="text">
      <style:text-properties officeooo:rsid="00168c0c"/>
    </style:style>
    <style:style style:name="T3" style:family="text">
      <style:text-properties officeooo:rsid="00189726"/>
    </style:style>
    <style:style style:name="T4" style:family="text">
      <style:text-properties fo:font-weight="normal" style:font-weight-asian="normal" style:font-weight-complex="normal"/>
    </style:style>
    <style:style style:name="T5" style:family="text">
      <style:text-properties fo:font-weight="normal" officeooo:rsid="00193c6a" style:font-weight-asian="normal" style:font-weight-complex="normal"/>
    </style:style>
    <style:style style:name="T6" style:family="text">
      <style:text-properties fo:font-weight="normal" officeooo:rsid="001b347a" style:font-weight-asian="normal" style:font-weight-complex="normal"/>
    </style:style>
    <style:style style:name="T7" style:family="text">
      <style:text-properties fo:font-weight="normal" officeooo:rsid="003df0e6" style:font-weight-asian="normal" style:font-weight-complex="normal"/>
    </style:style>
    <style:style style:name="T8" style:family="text">
      <style:text-properties fo:font-weight="normal" officeooo:rsid="00422f5d" style:font-weight-asian="normal" style:font-weight-complex="normal"/>
    </style:style>
    <style:style style:name="T9" style:family="text">
      <style:text-properties fo:font-weight="normal" officeooo:rsid="0052a572" style:font-weight-asian="normal" style:font-weight-complex="normal"/>
    </style:style>
    <style:style style:name="T10" style:family="text">
      <style:text-properties fo:font-weight="normal" officeooo:rsid="00549a56" style:font-weight-asian="normal" style:font-weight-complex="normal"/>
    </style:style>
    <style:style style:name="T11" style:family="text">
      <style:text-properties fo:font-weight="normal" officeooo:rsid="007230f7" style:font-weight-asian="normal" style:font-weight-complex="normal"/>
    </style:style>
    <style:style style:name="T12" style:family="text">
      <style:text-properties fo:font-weight="normal" officeooo:rsid="0076985c" style:font-weight-asian="normal" style:font-weight-complex="normal"/>
    </style:style>
    <style:style style:name="T13" style:family="text">
      <style:text-properties fo:font-weight="normal" officeooo:rsid="00771071" style:font-weight-asian="normal" style:font-weight-complex="normal"/>
    </style:style>
    <style:style style:name="T14" style:family="text">
      <style:text-properties fo:font-weight="normal" officeooo:rsid="007b3d81" style:font-weight-asian="normal" style:font-weight-complex="normal"/>
    </style:style>
    <style:style style:name="T15" style:family="text">
      <style:text-properties fo:font-weight="normal" officeooo:rsid="0084baf2" style:font-weight-asian="normal" style:font-weight-complex="normal"/>
    </style:style>
    <style:style style:name="T16" style:family="text">
      <style:text-properties fo:font-weight="normal" officeooo:rsid="0086993b" style:font-weight-asian="normal" style:font-weight-complex="normal"/>
    </style:style>
    <style:style style:name="T17" style:family="text">
      <style:text-properties fo:font-weight="normal" officeooo:rsid="0087edea" style:font-weight-asian="normal" style:font-weight-complex="normal"/>
    </style:style>
    <style:style style:name="T18" style:family="text">
      <style:text-properties fo:font-weight="normal" officeooo:rsid="0088e000" style:font-weight-asian="normal" style:font-weight-complex="normal"/>
    </style:style>
    <style:style style:name="T19" style:family="text">
      <style:text-properties fo:font-weight="normal" officeooo:rsid="00891e64" style:font-weight-asian="normal" style:font-weight-complex="normal"/>
    </style:style>
    <style:style style:name="T20" style:family="text">
      <style:text-properties fo:font-weight="normal" officeooo:rsid="008b4e8f" style:font-weight-asian="normal" style:font-weight-complex="normal"/>
    </style:style>
    <style:style style:name="T21" style:family="text">
      <style:text-properties fo:font-weight="normal" officeooo:rsid="008e59ab" style:font-weight-asian="normal" style:font-weight-complex="normal"/>
    </style:style>
    <style:style style:name="T22" style:family="text">
      <style:text-properties style:text-position="sub 58%" fo:font-weight="normal" officeooo:rsid="001b347a" style:font-weight-asian="normal" style:font-weight-complex="normal"/>
    </style:style>
    <style:style style:name="T23" style:family="text">
      <style:text-properties style:text-position="0% 100%"/>
    </style:style>
    <style:style style:name="T24" style:family="text">
      <style:text-properties style:text-position="0% 100%" fo:font-weight="normal" style:font-weight-asian="normal" style:font-weight-complex="normal"/>
    </style:style>
    <style:style style:name="T25" style:family="text">
      <style:text-properties style:text-position="0% 100%" fo:font-weight="normal" officeooo:rsid="001b347a" style:font-weight-asian="normal" style:font-weight-complex="normal"/>
    </style:style>
    <style:style style:name="T26" style:family="text">
      <style:text-properties style:text-position="0% 100%" fo:font-weight="normal" officeooo:rsid="001f8e58" style:font-weight-asian="normal" style:font-weight-complex="normal"/>
    </style:style>
    <style:style style:name="T27" style:family="text">
      <style:text-properties style:text-position="0% 100%" fo:font-weight="normal" officeooo:rsid="0021410c" style:font-weight-asian="normal" style:font-weight-complex="normal"/>
    </style:style>
    <style:style style:name="T28" style:family="text">
      <style:text-properties style:text-position="0% 100%" fo:font-weight="normal" officeooo:rsid="00231b2b" style:font-weight-asian="normal" style:font-weight-complex="normal"/>
    </style:style>
    <style:style style:name="T29" style:family="text">
      <style:text-properties style:text-position="0% 100%" fo:font-weight="normal" officeooo:rsid="002811aa" style:font-weight-asian="normal" style:font-weight-complex="normal"/>
    </style:style>
    <style:style style:name="T30" style:family="text">
      <style:text-properties style:text-position="0% 100%" fo:font-weight="normal" officeooo:rsid="00293080" style:font-weight-asian="normal" style:font-weight-complex="normal"/>
    </style:style>
    <style:style style:name="T31" style:family="text">
      <style:text-properties style:text-position="0% 100%" fo:font-weight="normal" officeooo:rsid="002f7982" style:font-weight-asian="normal" style:font-weight-complex="normal"/>
    </style:style>
    <style:style style:name="T32" style:family="text">
      <style:text-properties style:text-position="0% 100%" fo:font-weight="normal" officeooo:rsid="00372c62" style:font-weight-asian="normal" style:font-weight-complex="normal"/>
    </style:style>
    <style:style style:name="T33" style:family="text">
      <style:text-properties style:text-position="0% 100%" fo:font-weight="normal" officeooo:rsid="005fecb5" style:font-weight-asian="normal" style:font-weight-complex="normal"/>
    </style:style>
    <style:style style:name="T34" style:family="text">
      <style:text-properties style:text-position="0% 100%" fo:font-weight="normal" officeooo:rsid="00615412" style:font-weight-asian="normal" style:font-weight-complex="normal"/>
    </style:style>
    <style:style style:name="T35" style:family="text">
      <style:text-properties style:text-position="0% 100%" fo:font-weight="normal" officeooo:rsid="00622fab" style:font-weight-asian="normal" style:font-weight-complex="normal"/>
    </style:style>
    <style:style style:name="T36" style:family="text">
      <style:text-properties style:text-position="0% 100%" fo:font-weight="normal" officeooo:rsid="00639178" style:font-weight-asian="normal" style:font-weight-complex="normal"/>
    </style:style>
    <style:style style:name="T37" style:family="text">
      <style:text-properties style:text-position="0% 100%" fo:font-weight="normal" officeooo:rsid="0064f1e0" style:font-weight-asian="normal" style:font-weight-complex="normal"/>
    </style:style>
    <style:style style:name="T38" style:family="text">
      <style:text-properties style:text-position="0% 100%" fo:font-weight="normal" officeooo:rsid="0064fec4" style:font-weight-asian="normal" style:font-weight-complex="normal"/>
    </style:style>
    <style:style style:name="T39" style:family="text">
      <style:text-properties style:text-position="0% 100%" fo:font-weight="normal" officeooo:rsid="0067d34b" style:font-weight-asian="normal" style:font-weight-complex="normal"/>
    </style:style>
    <style:style style:name="T40" style:family="text">
      <style:text-properties style:text-position="0% 100%" fo:font-weight="normal" officeooo:rsid="0087b216" style:font-weight-asian="normal" style:font-weight-complex="normal"/>
    </style:style>
    <style:style style:name="T41" style:family="text">
      <style:text-properties style:text-position="0% 100%" fo:font-weight="normal" officeooo:rsid="008c6272" style:font-weight-asian="normal" style:font-weight-complex="normal"/>
    </style:style>
    <style:style style:name="T42" style:family="text">
      <style:text-properties style:text-position="0% 100%" fo:font-weight="normal" officeooo:rsid="008e59ab" style:font-weight-asian="normal" style:font-weight-complex="normal"/>
    </style:style>
    <style:style style:name="T43" style:family="text">
      <style:text-properties style:text-position="0% 100%" fo:font-weight="normal" officeooo:rsid="008e5ddb" style:font-weight-asian="normal" style:font-weight-complex="normal"/>
    </style:style>
    <style:style style:name="T44" style:family="text">
      <style:text-properties style:text-position="0% 100%" fo:font-weight="normal" officeooo:rsid="008fb631" style:font-weight-asian="normal" style:font-weight-complex="normal"/>
    </style:style>
    <style:style style:name="T45" style:family="text">
      <style:text-properties style:text-position="0% 100%" fo:font-weight="normal" officeooo:rsid="00904317" style:font-weight-asian="normal" style:font-weight-complex="normal"/>
    </style:style>
    <style:style style:name="T46" style:family="text">
      <style:text-properties style:text-position="0% 100%" fo:font-weight="normal" officeooo:rsid="0091ca82" style:font-weight-asian="normal" style:font-weight-complex="normal"/>
    </style:style>
    <style:style style:name="T47" style:family="text">
      <style:text-properties style:text-position="0% 100%" fo:font-weight="normal" officeooo:rsid="0093525e" style:font-weight-asian="normal" style:font-weight-complex="normal"/>
    </style:style>
    <style:style style:name="T48" style:family="text">
      <style:text-properties style:text-position="0% 100%" fo:font-weight="normal" officeooo:rsid="0093c1fb" style:font-weight-asian="normal" style:font-weight-complex="normal"/>
    </style:style>
    <style:style style:name="T49" style:family="text">
      <style:text-properties style:text-position="0% 100%" fo:font-weight="normal" officeooo:rsid="00944ee4" style:font-weight-asian="normal" style:font-weight-complex="normal"/>
    </style:style>
    <style:style style:name="T50" style:family="text">
      <style:text-properties style:text-position="0% 100%" fo:font-weight="normal" officeooo:rsid="0095ee4d" style:font-weight-asian="normal" style:font-weight-complex="normal"/>
    </style:style>
    <style:style style:name="T51" style:family="text">
      <style:text-properties style:text-position="0% 100%" fo:font-weight="normal" officeooo:rsid="009766fc" style:font-weight-asian="normal" style:font-weight-complex="normal"/>
    </style:style>
    <style:style style:name="T52" style:family="text">
      <style:text-properties style:text-position="0% 100%" fo:font-weight="normal" officeooo:rsid="009b0c51" style:font-weight-asian="normal" style:font-weight-complex="normal"/>
    </style:style>
    <style:style style:name="T53" style:family="text">
      <style:text-properties style:text-position="0% 100%" fo:font-weight="normal" officeooo:rsid="009ce655" style:font-weight-asian="normal" style:font-weight-complex="normal"/>
    </style:style>
    <style:style style:name="T54" style:family="text">
      <style:text-properties style:text-position="0% 100%" officeooo:rsid="002f4ead"/>
    </style:style>
    <style:style style:name="T55" style:family="text">
      <style:text-properties style:text-position="0% 100%" officeooo:rsid="001f8e58"/>
    </style:style>
    <style:style style:name="T56" style:family="text">
      <style:text-properties officeooo:rsid="002a531f"/>
    </style:style>
    <style:style style:name="T57" style:family="text">
      <style:text-properties officeooo:rsid="002d8713"/>
    </style:style>
    <style:style style:name="T58" style:family="text">
      <style:text-properties officeooo:rsid="002f4ead"/>
    </style:style>
    <style:style style:name="T59" style:family="text">
      <style:text-properties officeooo:rsid="002f7982"/>
    </style:style>
    <style:style style:name="T60" style:family="text">
      <style:text-properties officeooo:rsid="00316a45"/>
    </style:style>
    <style:style style:name="T61" style:family="text">
      <style:text-properties officeooo:rsid="00341918"/>
    </style:style>
    <style:style style:name="T62" style:family="text">
      <style:text-properties officeooo:rsid="0035fc9f"/>
    </style:style>
    <style:style style:name="T63" style:family="text">
      <style:text-properties officeooo:rsid="003893ca"/>
    </style:style>
    <style:style style:name="T64" style:family="text">
      <style:text-properties officeooo:rsid="003b5c01"/>
    </style:style>
    <style:style style:name="T65" style:family="text">
      <style:text-properties officeooo:rsid="003fef80"/>
    </style:style>
    <style:style style:name="T66" style:family="text">
      <style:text-properties officeooo:rsid="0045143f"/>
    </style:style>
    <style:style style:name="T67" style:family="text">
      <style:text-properties officeooo:rsid="0045a468"/>
    </style:style>
    <style:style style:name="T68" style:family="text">
      <style:text-properties officeooo:rsid="004e2a30"/>
    </style:style>
    <style:style style:name="T69" style:family="text">
      <style:text-properties officeooo:rsid="004f1f5e"/>
    </style:style>
    <style:style style:name="T70" style:family="text">
      <style:text-properties officeooo:rsid="00549a56"/>
    </style:style>
    <style:style style:name="T71" style:family="text">
      <style:text-properties officeooo:rsid="005624c8"/>
    </style:style>
    <style:style style:name="T72" style:family="text">
      <style:text-properties officeooo:rsid="00595f74"/>
    </style:style>
    <style:style style:name="T73" style:family="text">
      <style:text-properties officeooo:rsid="00622fab"/>
    </style:style>
    <style:style style:name="T74" style:family="text">
      <style:text-properties officeooo:rsid="0068a89d"/>
    </style:style>
    <style:style style:name="T75" style:family="text">
      <style:text-properties officeooo:rsid="006b3233"/>
    </style:style>
    <style:style style:name="T76" style:family="text">
      <style:text-properties officeooo:rsid="006f4d2e"/>
    </style:style>
    <style:style style:name="T77" style:family="text">
      <style:text-properties officeooo:rsid="006fb298"/>
    </style:style>
    <style:style style:name="T78" style:family="text">
      <style:text-properties officeooo:rsid="007361c7"/>
    </style:style>
    <style:style style:name="T79" style:family="text">
      <style:text-properties officeooo:rsid="0074dbac"/>
    </style:style>
    <style:style style:name="T80" style:family="text">
      <style:text-properties officeooo:rsid="0076214b"/>
    </style:style>
    <style:style style:name="T81" style:family="text">
      <style:text-properties officeooo:rsid="0080422f"/>
    </style:style>
    <style:style style:name="T82" style:family="text">
      <style:text-properties officeooo:rsid="00816605"/>
    </style:style>
    <style:style style:name="T83" style:family="text">
      <style:text-properties officeooo:rsid="0084baf2"/>
    </style:style>
    <style:style style:name="T84" style:family="text">
      <style:text-properties officeooo:rsid="0087b216"/>
    </style:style>
    <style:style style:name="T85" style:family="text">
      <style:text-properties officeooo:rsid="0091757d"/>
    </style:style>
    <style:style style:name="T86" style:family="text">
      <style:text-properties officeooo:rsid="009766fc"/>
    </style:style>
    <style:style style:name="T87" style:family="text">
      <style:text-properties officeooo:rsid="00996df1"/>
    </style:style>
    <style:style style:name="T88" style:family="text">
      <style:text-properties officeooo:rsid="009e1f3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ed <text:span text:style-name="T1">Categorization for Streamed Tweets</text:span></text:p>
      <text:p text:style-name="P1">Nathan Vance</text:p>
      <text:p text:style-name="P2">Goal</text:p>
      <text:p text:style-name="P39">Before streamed data such as tweets can be<text:span text:style-name="T81"> efficiently</text:span> processed, <text:span text:style-name="T61">they</text:span> <text:span text:style-name="T82">often</text:span> must<text:span text:style-name="T82"> first</text:span> be categorized. Traditionally, this has been done by <text:span text:style-name="T62">constraining the tweets</text:span> <text:span text:style-name="T62">crawled to a specific</text:span> geolocation, time period, or<text:span text:style-name="T62"> set of</text:span> keywords. This <text:span text:style-name="T2">approach to obtaining a focused dataset is desirable because it is possible to stream the data in real time, and it often succeeds in achieving the required focus. Unfortunately, many tweets that may have been applicable but that didn't meet the search criteria are missed by this approach. This results in systematically omitting data from the dataset, which can inhibit accuracy or effectiveness when it comes to applications such as truth discovery.</text:span></text:p>
      <text:p text:style-name="P3"/>
      <text:p text:style-name="P5">To overcome this obstacle, we develop<text:span text:style-name="T2"> a Categorizing Automaton for Tweets that are Streamed (CATS), which is available at [1].</text:span> CATS is a text classifier that uses clustering to assign categories to a stream of tweets. It handles data one tweet at a time, processing and <text:span text:style-name="T68">categorizing </text:span>each tweet before <text:span text:style-name="T57">proceeding to</text:span> the next. This makes it ideal for use as a stage in a <text:span text:style-name="T69">realtime</text:span> data processing pipeline.</text:p>
      <text:p text:style-name="P4"/>
      <text:p text:style-name="P4">The input for CATS <text:span text:style-name="T69">is</text:span> the text body of <text:span text:style-name="T69">each tweet in </text:span>a stream of tweets <text:span text:style-name="T69">(fed in one at a time)</text:span>, and the output for each tweet is a human readable word or phrase representing the category that CATS assigned to the tweet. For example, given the tweet<text:span text:style-name="T3"> (pseudorandomly selected from the Inauguration dataset):</text:span></text:p>
      <text:p text:style-name="P7">Defeated US oligarch Hillary Clinton displays customary warmth and gaiety at installation of Donald Trump as Chief Warlord</text:p>
      <text:p text:style-name="P9">CATS may, correctly, select the category to be "trump". <text:span text:style-name="T69">It may also select the category to be "clinton", which would be incorrect given the context of President Trump's inauguration.</text:span></text:p>
      <text:p text:style-name="P9"/>
      <text:p text:style-name="P15">Method</text:p>
      <text:p text:style-name="P9">CATS operates by selecting a set of potential topics that each tweet addresses, then clusters the tweets based on the topics. Multiple strategies for both topic extraction and clustering were investigated. Topic extraction techniques include:</text:p>
      <text:list xml:id="list3165754505" text:style-name="L1">
        <text:list-item>
          <text:p text:style-name="P34">NLTK Nouns<text:span text:style-name="T4">: </text:span><text:span text:style-name="T10">We tag each word in the sentence using</text:span><text:span text:style-name="T4"> NLTK in Python. The nouns (NN and NN</text:span><text:span text:style-name="T5">P) are the potential topics. This </text:span><text:span text:style-name="T10">method </text:span><text:span text:style-name="T9">is</text:span><text:span text:style-name="T5"> used as the baseline.</text:span></text:p>
        </text:list-item>
        <text:list-item>
          <text:p text:style-name="P35">Perceptron<text:span text:style-name="T83"> Named</text:span> Entities<text:span text:style-name="T4">: </text:span><text:span text:style-name="T10">We identify named entities using</text:span><text:span text:style-name="T4"> a perceptron model </text:span><text:span text:style-name="T10">that had been </text:span><text:span text:style-name="T4">trained on a twitter dataset. These named entities are the potential topics. </text:span><text:span text:style-name="T11">If no named entities are identified</text:span><text:span text:style-name="T15"> for an input tweet</text:span><text:span text:style-name="T11">, then the algorithm falls back to NLTK Nouns.</text:span></text:p>
        </text:list-item>
        <text:list-item>
          <text:p text:style-name="P35">Everything<text:span text:style-name="T4">: </text:span><text:span text:style-name="T10">We split the</text:span><text:span text:style-name="T4"> tweet</text:span><text:span text:style-name="T9"> </text:span><text:span text:style-name="T4">on whitespace. The resulting words are the potential topics.</text:span></text:p>
        </text:list-item>
      </text:list>
      <text:p text:style-name="P6"/>
      <text:p text:style-name="P6">Clustering techniques include:</text:p>
      <text:list xml:id="list1670137695" text:style-name="L2">
        <text:list-item>
          <text:p text:style-name="P36">Naive Clustering<text:span text:style-name="T4">: </text:span><text:span text:style-name="T10">We m</text:span><text:span text:style-name="T4">aintain a score for each topic. Every time a tweet is processed, </text:span><text:span text:style-name="T10">we </text:span><text:span text:style-name="T4">increment </text:span><text:span text:style-name="T10">the</text:span><text:span text:style-name="T4"> score </text:span><text:span text:style-name="T10">corresponding to</text:span><text:span text:style-name="T4"> each topic in that tweet by ten, and decrement every nonzero score for every topic by one. The topic from the tweet </text:span><text:span text:style-name="T16">that has</text:span><text:span text:style-name="T4"> the highest score is the category assigned to the tweet.</text:span><text:span text:style-name="T14"> As far as we are aware, this project is the first time that this particular clustering method has been used</text:span><text:span text:style-name="T16">, therefore we named it Naive Clustering, after its author's understanding of clustering techniques</text:span><text:span text:style-name="T14">.</text:span><text:span text:style-name="T6"> This</text:span><text:span text:style-name="T14"> method</text:span><text:span text:style-name="T6"> was used as the baseline.</text:span></text:p>
        </text:list-item>
        <text:list-item>
          <text:p text:style-name="P37">K-Means Clustering<text:span text:style-name="T4">: For each tweet processed, </text:span><text:span text:style-name="T10">we </text:span><text:span text:style-name="T4">cluster over</text:span><text:span text:style-name="T17"> the topics in</text:span><text:span text:style-name="T4"> that tweet and </text:span><text:span text:style-name="T18">the previous 100 tweets that the algorithm has seen</text:span><text:span text:style-name="T4">.</text:span><text:span text:style-name="T6"> Since the algorithm does not </text:span><text:span text:style-name="T10">have access to</text:span><text:span text:style-name="T6"> </text:span><text:span text:style-name="T10">the true number of</text:span><text:span text:style-name="T6"> clusters </text:span><text:span text:style-name="T10">in the dataset</text:span><text:span text:style-name="T6">, it</text:span><text:span text:style-name="T19"> varies the number of clusters</text:span><text:span text:style-name="T20"> that it forms</text:span><text:span text:style-name="T19"> over the interval</text:span><text:span text:style-name="T21">:</text:span></text:p>
          <text:list>
            <text:list-item>
              <text:list>
                <text:list-header>
                  <text:p text:style-name="P37"><text:soft-page-break/><text:span text:style-name="T6">[2, log</text:span><text:span text:style-name="T22">2</text:span><text:span text:style-name="T25">(</text:span><text:span text:style-name="T40">numberOf</text:span><text:span text:style-name="T25">Tweets)</text:span><text:span text:style-name="T32">)</text:span></text:p>
                </text:list-header>
              </text:list>
            </text:list-item>
          </text:list>
          <text:p text:style-name="P37"><text:span text:style-name="T25">attempting a categorization with that many clusters. A score</text:span><text:span text:style-name="T41"> for each attempt</text:span><text:span text:style-name="T25"> is computed</text:span><text:span text:style-name="T32"> as follows:</text:span></text:p>
        </text:list-item>
      </text:list>
      <text:p text:style-name="P33">score = sizeOfSmallestCluster / (<text:span text:style-name="T84">numberOf</text:span>Tweets / <text:span text:style-name="T84">numberOf</text:span>Clusters)</text:p>
      <text:p text:style-name="P8"><text:span text:style-name="T71">A</text:span> higher score (closer to 1)<text:span text:style-name="T63"> corresponds to</text:span> a more even distribution, <text:span text:style-name="T70">which</text:span> is indicative of a correct clustering. <text:span text:style-name="T70">A skewed distribution (score is closer to 0)</text:span> <text:span text:style-name="T70">intuitively means that either the smaller clusters should be merged into the larger ones, or the larger clusters should be broken up. </text:span>The clustering that achieves the highest score is returned, and the most frequent topic from the cluster that the processed tweet ended up in is returned as the <text:span text:style-name="T63">plain-text</text:span> category for that tweet.</text:p>
      <text:p text:style-name="P24"/>
      <text:p text:style-name="P30">Schemes under consideration included Open Set Recognition<text:span text:style-name="T59"> (OSR) [2]</text:span>, <text:span text:style-name="T72">which is</text:span> <text:span text:style-name="T58">an image recognition algorithm that can detect anomalies. Such a tool would be useful in detecting when a new cluster of topics emerges in a tweet streaming application. While OSR is promising for use as a component of a clustering algorithm, it requires a consistent length vector representation of the data being categorized, which in our case is a list of topics. There are methods such as doc2vec [3] that condense a tweet down to a fixed length vector, however, we obtained poor results with this route and ultimately abandoned it.</text:span></text:p>
      <text:p text:style-name="P30"/>
      <text:p text:style-name="P31">Instead of OSR, we <text:span text:style-name="T60">elected to use K-Means clustering with re-clustering the tweets every time a new one is added. This solves the issue of variable length input by allowing us to treat the topics as a bag of words, where each unique topic has its own dimension in vector space. If a tweet contains a topic that has not yet been seen by CATS, then the topic is simply added to the language and all vectors are grown by one dimension.</text:span></text:p>
      <text:p text:style-name="P25"/>
      <text:p text:style-name="P32">Experiments</text:p>
      <text:p text:style-name="P16"><text:span text:style-name="T24">We obtained the </text:span><text:span text:style-name="T26">datasets used from </text:span><text:span text:style-name="T31">[4]</text:span><text:span text:style-name="T26"> (must be on </text:span><text:span text:style-name="T33">Notre Dame </text:span><text:span text:style-name="T26">campus to access)</text:span><text:span text:style-name="T42">.</text:span><text:span text:style-name="T26"> </text:span><text:span text:style-name="T42">I</text:span><text:span text:style-name="T26">n particular, </text:span><text:span text:style-name="T42">we used </text:span><text:span text:style-name="T26">the datasets on McAfee, Ebola, Inauguration, and Charlottesville. These sets were chosen in part because certain parings provide us with disparate data </text:span><text:span text:style-name="T34">(topics</text:span><text:span text:style-name="T26"> in the McAfee set are</text:span><text:span text:style-name="T43"> quite</text:span><text:span text:style-name="T26"> different than the Inauguration set), while other </text:span><text:span text:style-name="T34">pairings</text:span><text:span text:style-name="T26"> </text:span><text:span text:style-name="T34">have significant overlap</text:span><text:span text:style-name="T26"> (McAfee and Ebola both use the word "virus", and Inauguration and Charlottesville both </text:span><text:span text:style-name="T44">frequently mention</text:span><text:span text:style-name="T26"> President Trump).</text:span></text:p>
      <text:p text:style-name="P26"/>
      <text:p text:style-name="P17"><text:span text:style-name="T26">T</text:span><text:span text:style-name="T24">he experimental setup was to randomly select a fixed number </text:span><text:span text:style-name="T27">of </text:span><text:span text:style-name="T24">tweets from each of the datasets, shuffle the tweets, and have CATS detect the categories for each tweet. CATS was evaluated based both on accuracy (the percentage of tweets</text:span><text:span text:style-name="T53"> correctly</text:span><text:span text:style-name="T24"> </text:span><text:span text:style-name="T52">categorized</text:span><text:span text:style-name="T53">, i.e.,</text:span><text:span text:style-name="T52"> the category is a topic of the origin dataset</text:span><text:span text:style-name="T24">) and precision (the </text:span><text:span text:style-name="T27">number of detected categories divided by actual categories</text:span><text:span text:style-name="T24">). Precision was defined this way because the point of CATS is to simplify the streamed data by dividing it into categories, so generating many </text:span><text:span text:style-name="T35">one</text:span><text:span text:style-name="T45">-</text:span><text:span text:style-name="T35">tweet </text:span><text:span text:style-name="T24">categories defeats the purpose.</text:span></text:p>
      <text:p text:style-name="P27"/>
      <text:p text:style-name="P27">This experiment was run for 10 trials of each combination of:</text:p>
      <text:list xml:id="list3143112509" text:style-name="L3">
        <text:list-item>
          <text:p text:style-name="P38">Datasets: McAfee and Inauguration, or McAfee, Inauguration, Ebola, and Charlottesville</text:p>
        </text:list-item>
        <text:list-item>
          <text:p text:style-name="P38">Cluster Size: 100 or 1000 tweets randomly selected from each dataset</text:p>
        </text:list-item>
        <text:list-item>
          <text:p text:style-name="P38">Topic Extraction Method: NLTK Nouns (Base), Perceptron (Percep), or Everything (Every)</text:p>
        </text:list-item>
        <text:list-item>
          <text:p text:style-name="P38">Clustering Technique: Naive Clustering (Base), or K-Means Clustering (Cluster)</text:p>
        </text:list-item>
      </text:list>
      <text:p text:style-name="P28"/>
      <text:p text:style-name="P27"><text:span text:style-name="T73">T</text:span>he results are below. Note that, in each case, higher values for accuracy and precision<text:span text:style-name="T85"> indicate a better performing algorithm.</text:span></text:p>
      <text:p text:style-name="P27"/>
      <text:p text:style-name="P19"><text:soft-page-break/><text:span text:style-name="T24">As can be seen in Figure 1, </text:span><text:span text:style-name="T28">K-Means Clustering achieves marginally better accuracy than Naive Clustering in every category except for the Everything topic extraction</text:span><text:span text:style-name="T29">, where the results are ambiguous because of high levels of </text:span><text:span text:style-name="T35">experimental </text:span><text:span text:style-name="T29">error. Note that a random category assignment would achieve 50% accuracy </text:span><text:span text:style-name="T36">only</text:span><text:span text:style-name="T29"> if it had prior knowledge of </text:span><text:span text:style-name="T36">both</text:span><text:span text:style-name="T29"> the number and </text:span><text:span text:style-name="T36">the</text:span><text:span text:style-name="T29"> identit</text:span><text:span text:style-name="T36">ies</text:span><text:span text:style-name="T29"> of the categories</text:span><text:span text:style-name="T46"> (i.e., 100% precision)</text:span><text:span text:style-name="T29">, which CAT</text:span><text:span text:style-name="T37">S</text:span><text:span text:style-name="T29"> does not have access to.</text:span><text:span text:style-name="T46"> Therefore, even though some combinations of algorithms achieve accuracies at or below 50%, this should not be interpreted as being no better than random.</text:span></text:p>
      <text:p text:style-name="P29"/>
      <text:p text:style-name="P19"><text:span text:style-name="T38">For</text:span><text:span text:style-name="T29"> the precision metric in Figure 1, K-Means clustering is the clear winner,</text:span><text:span text:style-name="T28"> being over 5 times as </text:span><text:span text:style-name="T38">precise</text:span><text:span text:style-name="T28"> </text:span><text:span text:style-name="T29">as in Naive Clustering</text:span><text:span text:style-name="T48">; w</text:span><text:span text:style-name="T29">hereas Naive Clustering generated 66 clusters on average, K-Means clustering resulted in an average of only 12</text:span><text:span text:style-name="T47"> clusters</text:span><text:span text:style-name="T29">. </text:span><text:span text:style-name="T30">Since the unnecessary proliferation of false-alarm </text:span><text:span text:style-name="T38">categories</text:span><text:span text:style-name="T49"> has</text:span><text:span text:style-name="T30"> a negative impact on</text:span><text:span text:style-name="T50"> </text:span><text:span text:style-name="T30">performance</text:span><text:span text:style-name="T50"> and</text:span><text:span text:style-name="T51">/or</text:span><text:span text:style-name="T50"> effectiveness</text:span><text:span text:style-name="T30"> </text:span><text:span text:style-name="T50">in</text:span><text:span text:style-name="T30"> later stages of the pipeline, using K-Means clustering is </text:span><text:span text:style-name="T39">preferential</text:span><text:span text:style-name="T30">.</text:span></text:p>
      <text:p text:style-name="P18"/>
      <text:p text:style-name="P18"><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draw:frame draw:style-name="fr2" draw:name="Object2" text:anchor-type="paragraph" svg:x="0.1972in" svg:y="3.5866in" svg:width="6.2984in" svg:height="3.5429in" draw:z-index="1"><draw:object xlink:href="./Object 2" xlink:type="simple" xlink:show="embed" xlink:actuate="onLoad"/><draw:image xlink:href="./ObjectReplacements/Object 2" xlink:type="simple" xlink:show="embed" xlink:actuate="onLoad"/></draw:frame></text:p>
      <text:p text:style-name="P10"><text:soft-page-break/>When the number of clusters was increased to four (Figure 2), we found that the trend for precision persisted, with K-Means continuing to achieve better results than the Naive <text:span text:style-name="T86">C</text:span>lustering algorithm. However, with four clusters the Naive <text:span text:style-name="T86">C</text:span>lustering algorithm achieves as <text:span text:style-name="T74">accurate</text:span> or <text:span text:style-name="T74">more accurate</text:span> results. This <text:span text:style-name="T56">was</text:span> caused by <text:span text:style-name="T56">Naive Clustering being less specific in teasing apart data, so it lumped Inauguration and Charlottesville both into the category "trump", which the scoring method counted as correct. Meanwhile, the K-Means algorithm correctly identified that they were different, but made more errors in the process.</text:span></text:p>
      <text:p text:style-name="P11"/>
      <text:p text:style-name="P41">After running a smal<text:span text:style-name="T75">l</text:span> experiment with 100 tweets in each cluster, we investigated how the algorithms scale to sets with 1000 tweets each. Figures 3 and 4 show similar trends to what we found <text:span text:style-name="T75">when datasets only had 100 tweets each</text:span>, where K-Means Clustering achieves comparatively better accuracy with <text:span text:style-name="T86">two</text:span> clusters, while Naive Clustering is better with <text:span text:style-name="T86">four</text:span>. K-Means Clustering always achieves better precision than Naive Clustering. We also found statistically significant evidence to suggest that NLTK Nouns achieves the best accuracy, followed by Perceptron, then Everything topic extraction.</text:p>
      <text:p text:style-name="P41"><draw:frame draw:style-name="fr2" draw:name="Object3" text:anchor-type="paragraph" svg:x="0.1346in" svg:y="0.1134in" svg:width="6.1339in" svg:height="3.4508in" draw:z-index="2"><draw:object xlink:href="./Object 3" xlink:type="simple" xlink:show="embed" xlink:actuate="onLoad"/><draw:image xlink:href="./ObjectReplacements/Object 3" xlink:type="simple" xlink:show="embed" xlink:actuate="onLoad"/></draw:frame><draw:frame draw:style-name="fr2" draw:name="Object4" text:anchor-type="paragraph" svg:x="0.2283in" svg:y="3.4138in" svg:width="6.2984in" svg:height="3.5429in" draw:z-index="3"><draw:object xlink:href="./Object 4" xlink:type="simple" xlink:show="embed" xlink:actuate="onLoad"/><draw:image xlink:href="./ObjectReplacements/Object 4" xlink:type="simple" xlink:show="embed" xlink:actuate="onLoad"/></draw:frame></text:p>
      <text:p text:style-name="P45"><text:soft-page-break/>The increase in precision and decrease in accuracy for the Everything topic extraction when paired with Naive Clustering is caused by the <text:span text:style-name="T76">inclusion of</text:span> stop words in the set of topics. While the clustering algorithm is still capable of identifying the correct categories with a reasonable degree of accuracy, many of the tweets in the long tail and some of the tweets that would have otherwise been correctly categorized are placed in stop word categories such as "the", "a", and "and".</text:p>
      <text:p text:style-name="P13"/>
      <text:p text:style-name="P13"><text:span text:style-name="T66">The </text:span>K-Means Clustering ran much more slowly than Naive Clustering.<text:span text:style-name="T64"> The running time per tweet once K-Means gets going stays constant because</text:span> the window of tweets <text:span text:style-name="T77">the algorithm remembers</text:span> is kept constant<text:span text:style-name="T64">, so using K-Means Clustering is still theoretically viable for use in real time systems. However, we do not recommend its use in the mobile or embedded space yet. Other than running times, we did not find any indication that changing the size of the datasets changes the relative accuracy or precision of the compared methods.</text:span></text:p>
      <text:p text:style-name="P13"/>
      <text:p text:style-name="P40">In summary, NLTK Nouns for topic extraction <text:span text:style-name="T67">achieves the highest accuracy. This is likely caused by NLTK using an advanced theory for tagging parts of speech, resulting in more realistic inputs to the clustering algorithm.</text:span> <text:span text:style-name="T67">K-Means Clustering achieves the highest precision across the board, and it is the most accurate when clustering two datasets, while Naive Clustering is more accurate with four datasets. This is likely caused by Naive Clustering being prone to merging similar categories while leaving a long tail of functionally uncategorized tweets.</text:span></text:p>
      <text:p text:style-name="P13"/>
      <text:p text:style-name="P22">Future Work</text:p>
      <text:p text:style-name="P14">We designed CATS to be able to adapt to a change in categories in real time <text:span text:style-name="T78">(i.e., </text:span>topic A is tweeted about primarily in the first portion of the dataset but not in the second, where it <text:span text:style-name="T78">may be</text:span> replaced by topic B<text:span text:style-name="T78">)</text:span>. The accuracy and precision of this feature across different schemes have yet to be evaluated. Additionally, the <text:span text:style-name="T79">running time </text:span>performance of the schemes should be quantified and<text:span text:style-name="T87">, if possible,</text:span> improved.</text:p>
      <text:p text:style-name="P14"/>
      <text:p text:style-name="P43">An important part of the evaluation of results that we did not adequately address is the merging of clusters that have overlapping topics, such as the Inauguration and Charlottesville sets both having the common topic <text:span text:style-name="T88">"</text:span>trump<text:span text:style-name="T88">"</text:span>. Our evaluation scheme did not penalize a lack of differentiation between these, but perhaps should have. By calculating Jaccard distances, we could properly evaluate <text:span text:style-name="T80">based </text:span>on this metric.</text:p>
      <text:p text:style-name="P14"/>
      <text:p text:style-name="P22"><text:span text:style-name="T4">Another direction that this research could go in is leveraging OSR, perhaps through the use of neural networks or a more sophisticated </text:span><text:span text:style-name="T7">application</text:span><text:span text:style-name="T4"> of doc2vec.</text:span></text:p>
      <text:p text:style-name="P14"/>
      <text:p text:style-name="P23"><text:span text:style-name="T4">Finally, we are interested in </text:span><text:span text:style-name="T12">designing</text:span><text:span text:style-name="T4"> clustering algorithms </text:span><text:span text:style-name="T12">can</text:span><text:span text:style-name="T4"> separat</text:span><text:span text:style-name="T12">e</text:span><text:span text:style-name="T4"> out the datasets </text:span><text:span text:style-name="T12">even </text:span><text:span text:style-name="T4">if they were interspersed among random twitter "noise". In real world examples,</text:span><text:span text:style-name="T8"> e</text:span><text:span text:style-name="T4">ven during a catastrophe some people are</text:span><text:span text:style-name="T8">n't interested in reporting on the emergency situation and instead</text:span><text:span text:style-name="T13">, for example,</text:span><text:span text:style-name="T4"> </text:span><text:span text:style-name="T12">tweet</text:span><text:span text:style-name="T4"> </text:span><text:span text:style-name="T12">about</text:span><text:span text:style-name="T4"> their cats. CATS should be able to identify and isolate the relevant categories, even from among a substantial amount of noise. One way that this may possible is through the use of subcategories. For example, the top layer of categories may include </text:span><text:span text:style-name="T8">tweets about </text:span><text:span text:style-name="T4">cat</text:span><text:span text:style-name="T8">s</text:span><text:span text:style-name="T4">, dog</text:span><text:span text:style-name="T8">s</text:span><text:span text:style-name="T4">, and emergency situations. Someone interested in emergency relief would then use CATS to </text:span><text:span text:style-name="T8">explore</text:span><text:span text:style-name="T4"> the emergency situations category.</text:span></text:p>
      <text:p text:style-name="P11"/>
      <text:p text:style-name="P21">Conclusions</text:p>
      <text:p text:style-name="P13">In conclusion, we found that K-Means Clustering<text:span text:style-name="T65"> performed substantially better than the baseline, Naive Clustering, in precision. For accuracy the results were largely inconclusive, with K-Means Clustering achieving better results with fewer source datasets and Naive Clustering excelling with more source datasets.</text:span></text:p>
      <text:p text:style-name="P13"><text:soft-page-break/></text:p>
      <text:p text:style-name="P46">The best method for topic extraction was NLTK Nouns. This is a result of that tool being well tuned for accurately tagging parts of speech, so it accurately isolated the nouns from the input tweets.</text:p>
      <text:p text:style-name="P11"/>
      <text:p text:style-name="P20">References</text:p>
      <text:p text:style-name="P12">[1] CATS:<text:tab/><text:span text:style-name="T2">https://github.com/NathanRVance/cats</text:span></text:p>
      <text:p text:style-name="P12">[2] OSR:<text:tab/>https://www.wjscheirer.com/projects/openset-recognition/</text:p>
      <text:p text:style-name="P12">[3] doc2vec:<text:tab/><text:span text:style-name="T54">https://radimrehurek.com/gensim/models/doc2vec.html</text:span></text:p>
      <text:p text:style-name="P12"><text:span text:style-name="T54">[</text:span><text:span text:style-name="T23">4] Datasets:<text:tab/></text:span><text:span text:style-name="T55">http://apollo2.cse.nd.edu/now/index.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1:10:50.252046220</meta:creation-date>
    <dc:date>2017-12-15T16:45:02.517608773</dc:date>
    <meta:editing-duration>PT10H7M43S</meta:editing-duration>
    <meta:editing-cycles>107</meta:editing-cycles>
    <meta:generator>LibreOffice/5.4.3.2$Linux_X86_64 LibreOffice_project/40m0$Build-2</meta:generator>
    <meta:document-statistic meta:table-count="0" meta:image-count="0" meta:object-count="4" meta:page-count="6" meta:paragraph-count="52" meta:word-count="2070" meta:character-count="13059" meta:non-whitespace-character-count="110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3.365cm" svg:y="0.315cm" chart:style-name="ch2">
          <text:p>Figure 1: Results for McAfee and Inauguration</text:p>
        </chart:title>
        <chart:subtitle svg:x="5.084cm" svg:y="1.273cm" chart:style-name="ch3">
          <text:p>2 Clusters with 100 Tweets Each</text:p>
        </chart:subtitle>
        <chart:legend svg:x="13.231cm" svg:y="2.485cm" style:legend-expansion="custom" chartooo:width="1.999cm" chartooo:height="1.095cm" style:legend-expansion-aspect-ratio="1.82557077625571" chart:style-name="ch4"/>
        <chart:plot-area chart:style-name="ch5" chart:data-source-has-labels="both" svg:x="1.33cm" svg:y="2.135cm" svg:width="14.349cm" svg:height="5.704cm">
          <chartooo:coordinate-region svg:x="1.951cm" svg:y="2.334cm" svg:width="13.728cm" svg:height="4.858cm"/>
          <chart:axis chart:dimension="x" chart:name="primary-x" chart:style-name="ch6" chartooo:axis-type="auto">
            <chartooo:date-scale/>
            <chart:title svg:x="6.806cm" svg:y="8.018cm" chart:style-name="ch7">
              <text:p>Categorization Method</text:p>
            </chart:title>
            <chart:categories table:cell-range-address="local-table.$A$2:.$A$7"/>
          </chart:axis>
          <chart:axis chart:dimension="y" chart:name="primary-y" chart:style-name="ch8">
            <chart:title svg:x="0.451cm" svg:y="5.6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56.8">
                <text:p>56.8</text:p>
              </table:table-cell>
              <table:table-cell office:value-type="float" office:value="3.03864004668755">
                <text:p>3.03864004668755</text:p>
              </table:table-cell>
              <table:table-cell office:value-type="float" office:value="3.03864004668755">
                <text:p>3.03864004668755</text:p>
              </table:table-cell>
              <table:table-cell office:value-type="float" office:value="2.83513087658791">
                <text:p>2.83513087658791</text:p>
              </table:table-cell>
              <table:table-cell office:value-type="float" office:value="0.21819674528731">
                <text:p>0.21819674528731</text:p>
              </table:table-cell>
              <table:table-cell office:value-type="float" office:value="0.21819674528731">
                <text:p>0.21819674528731</text:p>
              </table:table-cell>
            </table:table-row>
            <table:table-row>
              <table:table-cell office:value-type="string">
                <text:p>PercepBase</text:p>
              </table:table-cell>
              <table:table-cell office:value-type="float" office:value="49.45">
                <text:p>49.45</text:p>
              </table:table-cell>
              <table:table-cell office:value-type="float" office:value="2.67135005401971">
                <text:p>2.67135005401971</text:p>
              </table:table-cell>
              <table:table-cell office:value-type="float" office:value="2.67135005401971">
                <text:p>2.67135005401971</text:p>
              </table:table-cell>
              <table:table-cell office:value-type="float" office:value="2.29827866925669">
                <text:p>2.29827866925669</text:p>
              </table:table-cell>
              <table:table-cell office:value-type="float" office:value="0.137213966654696">
                <text:p>0.137213966654696</text:p>
              </table:table-cell>
              <table:table-cell office:value-type="float" office:value="0.137213966654696">
                <text:p>0.137213966654696</text:p>
              </table:table-cell>
            </table:table-row>
            <table:table-row>
              <table:table-cell office:value-type="string">
                <text:p>EveryBase</text:p>
              </table:table-cell>
              <table:table-cell office:value-type="float" office:value="37.05">
                <text:p>37.05</text:p>
              </table:table-cell>
              <table:table-cell office:value-type="float" office:value="7.28945204464033">
                <text:p>7.28945204464033</text:p>
              </table:table-cell>
              <table:table-cell office:value-type="float" office:value="7.28945204464033">
                <text:p>7.28945204464033</text:p>
              </table:table-cell>
              <table:table-cell office:value-type="float" office:value="4.97024187904358">
                <text:p>4.97024187904358</text:p>
              </table:table-cell>
              <table:table-cell office:value-type="float" office:value="0.415676180526372">
                <text:p>0.415676180526372</text:p>
              </table:table-cell>
              <table:table-cell office:value-type="float" office:value="0.415676180526372">
                <text:p>0.415676180526372</text:p>
              </table:table-cell>
            </table:table-row>
            <table:table-row>
              <table:table-cell office:value-type="string">
                <text:p>BaseCluster</text:p>
              </table:table-cell>
              <table:table-cell office:value-type="float" office:value="68.95">
                <text:p>68.95</text:p>
              </table:table-cell>
              <table:table-cell office:value-type="float" office:value="5.7079379425109">
                <text:p>5.7079379425109</text:p>
              </table:table-cell>
              <table:table-cell office:value-type="float" office:value="5.7079379425109">
                <text:p>5.7079379425109</text:p>
              </table:table-cell>
              <table:table-cell office:value-type="float" office:value="19.3137140637141">
                <text:p>19.3137140637141</text:p>
              </table:table-cell>
              <table:table-cell office:value-type="float" office:value="5.62130602793576">
                <text:p>5.62130602793576</text:p>
              </table:table-cell>
              <table:table-cell office:value-type="float" office:value="5.62130602793576">
                <text:p>5.62130602793576</text:p>
              </table:table-cell>
            </table:table-row>
            <table:table-row>
              <table:table-cell office:value-type="string">
                <text:p>PercepCluster</text:p>
              </table:table-cell>
              <table:table-cell office:value-type="float" office:value="64.65">
                <text:p>64.65</text:p>
              </table:table-cell>
              <table:table-cell office:value-type="float" office:value="4.28855064872349">
                <text:p>4.28855064872349</text:p>
              </table:table-cell>
              <table:table-cell office:value-type="float" office:value="4.28855064872349">
                <text:p>4.28855064872349</text:p>
              </table:table-cell>
              <table:table-cell office:value-type="float" office:value="20.7222222222222">
                <text:p>20.7222222222222</text:p>
              </table:table-cell>
              <table:table-cell office:value-type="float" office:value="7.38909774140921">
                <text:p>7.38909774140921</text:p>
              </table:table-cell>
              <table:table-cell office:value-type="float" office:value="7.38909774140921">
                <text:p>7.38909774140921</text:p>
              </table:table-cell>
            </table:table-row>
            <table:table-row>
              <table:table-cell office:value-type="string">
                <text:p>EveryCluster</text:p>
              </table:table-cell>
              <table:table-cell office:value-type="float" office:value="30.95">
                <text:p>30.95</text:p>
              </table:table-cell>
              <table:table-cell office:value-type="float" office:value="8.9983023090161">
                <text:p>8.9983023090161</text:p>
              </table:table-cell>
              <table:table-cell office:value-type="float" office:value="8.9983023090161">
                <text:p>8.9983023090161</text:p>
              </table:table-cell>
              <table:table-cell office:value-type="float" office:value="14.0034117630026">
                <text:p>14.0034117630026</text:p>
              </table:table-cell>
              <table:table-cell office:value-type="float" office:value="2.52594901949897">
                <text:p>2.52594901949897</text:p>
              </table:table-cell>
              <table:table-cell office:value-type="float" office:value="2.52594901949897">
                <text:p>2.525949019498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1.063cm" svg:y="0.315cm" chart:style-name="ch2">
          <text:p>Figure 2: Results for McAfee, Inaugeration, Ebola, and Charlottesville</text:p>
        </chart:title>
        <chart:subtitle svg:x="5.084cm" svg:y="1.273cm" chart:style-name="ch3">
          <text:p>4 Clusters with 100 Tweets Each</text:p>
        </chart:subtitle>
        <chart:legend svg:x="13.019cm" svg:y="2.708cm" style:legend-expansion="custom" chartooo:width="1.999cm" chartooo:height="1.095cm" style:legend-expansion-aspect-ratio="1.82557077625571" chart:style-name="ch4"/>
        <chart:plot-area chart:style-name="ch5" chart:data-source-has-labels="both" svg:x="1.33cm" svg:y="2.135cm" svg:width="14.349cm" svg:height="5.704cm">
          <chartooo:coordinate-region svg:x="1.951cm" svg:y="2.334cm" svg:width="13.728cm" svg:height="4.858cm"/>
          <chart:axis chart:dimension="x" chart:name="primary-x" chart:style-name="ch6" chartooo:axis-type="auto">
            <chartooo:date-scale/>
            <chart:title svg:x="6.806cm" svg:y="8.018cm" chart:style-name="ch7">
              <text:p>Categorization Method</text:p>
            </chart:title>
            <chart:categories table:cell-range-address="local-table.$A$2:.$A$7"/>
          </chart:axis>
          <chart:axis chart:dimension="y" chart:name="primary-y" chart:style-name="ch8">
            <chart:title svg:x="0.451cm" svg:y="5.6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42.75">
                <text:p>42.75</text:p>
              </table:table-cell>
              <table:table-cell office:value-type="float" office:value="2.44948974278318">
                <text:p>2.44948974278318</text:p>
              </table:table-cell>
              <table:table-cell office:value-type="float" office:value="2.44948974278318">
                <text:p>2.44948974278318</text:p>
              </table:table-cell>
              <table:table-cell office:value-type="float" office:value="2.33230138851131">
                <text:p>2.33230138851131</text:p>
              </table:table-cell>
              <table:table-cell office:value-type="float" office:value="0.134206336725732">
                <text:p>0.134206336725732</text:p>
              </table:table-cell>
              <table:table-cell office:value-type="float" office:value="0.134206336725732">
                <text:p>0.134206336725732</text:p>
              </table:table-cell>
            </table:table-row>
            <table:table-row>
              <table:table-cell office:value-type="string">
                <text:p>PercepBase</text:p>
              </table:table-cell>
              <table:table-cell office:value-type="float" office:value="38.675">
                <text:p>38.675</text:p>
              </table:table-cell>
              <table:table-cell office:value-type="float" office:value="2.64588254547409">
                <text:p>2.64588254547409</text:p>
              </table:table-cell>
              <table:table-cell office:value-type="float" office:value="2.64588254547409">
                <text:p>2.64588254547409</text:p>
              </table:table-cell>
              <table:table-cell office:value-type="float" office:value="2.15408999989135">
                <text:p>2.15408999989135</text:p>
              </table:table-cell>
              <table:table-cell office:value-type="float" office:value="0.121349093268079">
                <text:p>0.121349093268079</text:p>
              </table:table-cell>
              <table:table-cell office:value-type="float" office:value="0.121349093268079">
                <text:p>0.121349093268079</text:p>
              </table:table-cell>
            </table:table-row>
            <table:table-row>
              <table:table-cell office:value-type="string">
                <text:p>EveryBase</text:p>
              </table:table-cell>
              <table:table-cell office:value-type="float" office:value="22.6">
                <text:p>22.6</text:p>
              </table:table-cell>
              <table:table-cell office:value-type="float" office:value="3.91790760483195">
                <text:p>3.91790760483195</text:p>
              </table:table-cell>
              <table:table-cell office:value-type="float" office:value="3.91790760483195">
                <text:p>3.91790760483195</text:p>
              </table:table-cell>
              <table:table-cell office:value-type="float" office:value="6.62663831023486">
                <text:p>6.62663831023486</text:p>
              </table:table-cell>
              <table:table-cell office:value-type="float" office:value="0.815747139965068">
                <text:p>0.815747139965068</text:p>
              </table:table-cell>
              <table:table-cell office:value-type="float" office:value="0.815747139965068">
                <text:p>0.815747139965068</text:p>
              </table:table-cell>
            </table:table-row>
            <table:table-row>
              <table:table-cell office:value-type="string">
                <text:p>BaseCluster</text:p>
              </table:table-cell>
              <table:table-cell office:value-type="float" office:value="37.475">
                <text:p>37.475</text:p>
              </table:table-cell>
              <table:table-cell office:value-type="float" office:value="2.28354621878633">
                <text:p>2.28354621878633</text:p>
              </table:table-cell>
              <table:table-cell office:value-type="float" office:value="2.28354621878633">
                <text:p>2.28354621878633</text:p>
              </table:table-cell>
              <table:table-cell office:value-type="float" office:value="22.5933796165994">
                <text:p>22.5933796165994</text:p>
              </table:table-cell>
              <table:table-cell office:value-type="float" office:value="2.44605964031687">
                <text:p>2.44605964031687</text:p>
              </table:table-cell>
              <table:table-cell office:value-type="float" office:value="2.44605964031687">
                <text:p>2.44605964031687</text:p>
              </table:table-cell>
            </table:table-row>
            <table:table-row>
              <table:table-cell office:value-type="string">
                <text:p>PercepCluster</text:p>
              </table:table-cell>
              <table:table-cell office:value-type="float" office:value="35.775">
                <text:p>35.775</text:p>
              </table:table-cell>
              <table:table-cell office:value-type="float" office:value="3.65803909219133">
                <text:p>3.65803909219133</text:p>
              </table:table-cell>
              <table:table-cell office:value-type="float" office:value="3.65803909219133">
                <text:p>3.65803909219133</text:p>
              </table:table-cell>
              <table:table-cell office:value-type="float" office:value="23.8975071457909">
                <text:p>23.8975071457909</text:p>
              </table:table-cell>
              <table:table-cell office:value-type="float" office:value="4.92498427336991">
                <text:p>4.92498427336991</text:p>
              </table:table-cell>
              <table:table-cell office:value-type="float" office:value="4.92498427336991">
                <text:p>4.92498427336991</text:p>
              </table:table-cell>
            </table:table-row>
            <table:table-row>
              <table:table-cell office:value-type="string">
                <text:p>EveryCluster</text:p>
              </table:table-cell>
              <table:table-cell office:value-type="float" office:value="12.825">
                <text:p>12.825</text:p>
              </table:table-cell>
              <table:table-cell office:value-type="float" office:value="3.63824209688629">
                <text:p>3.63824209688629</text:p>
              </table:table-cell>
              <table:table-cell office:value-type="float" office:value="3.63824209688629">
                <text:p>3.63824209688629</text:p>
              </table:table-cell>
              <table:table-cell office:value-type="float" office:value="20.2995348992253">
                <text:p>20.2995348992253</text:p>
              </table:table-cell>
              <table:table-cell office:value-type="float" office:value="3.29113636784718">
                <text:p>3.29113636784718</text:p>
              </table:table-cell>
              <table:table-cell office:value-type="float" office:value="3.29113636784718">
                <text:p>3.291136367847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58cm" svg:height="8.764cm" xlink:href="." xlink:type="simple" chart:class="chart:bar" chart:style-name="ch1">
        <chart:title svg:x="3.156cm" svg:y="0.311cm" chart:style-name="ch2">
          <text:p>Figure 3: Results for McAfee and Inauguration</text:p>
        </chart:title>
        <chart:subtitle svg:x="4.77cm" svg:y="1.265cm" chart:style-name="ch3">
          <text:p>2 Clusters with 1000 Tweets Each</text:p>
        </chart:subtitle>
        <chart:legend svg:x="12.895cm" svg:y="2.688cm" style:legend-expansion="custom" chartooo:width="1.946cm" chartooo:height="1.066cm" style:legend-expansion-aspect-ratio="1.82551594746717" chart:style-name="ch4"/>
        <chart:plot-area chart:style-name="ch5" chart:data-source-has-labels="both" svg:x="1.322cm" svg:y="2.123cm" svg:width="13.947cm" svg:height="5.485cm">
          <chartooo:coordinate-region svg:x="1.943cm" svg:y="2.322cm" svg:width="13.326cm" svg:height="4.639cm"/>
          <chart:axis chart:dimension="x" chart:name="primary-x" chart:style-name="ch6" chartooo:axis-type="auto">
            <chartooo:date-scale/>
            <chart:title svg:x="6.597cm" svg:y="7.783cm" chart:style-name="ch7">
              <text:p>Categorization Method</text:p>
            </chart:title>
            <chart:categories table:cell-range-address="local-table.$A$2:.$A$7"/>
          </chart:axis>
          <chart:axis chart:dimension="y" chart:name="primary-y" chart:style-name="ch8">
            <chart:title svg:x="0.451cm" svg:y="5.478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50.88">
                <text:p>50.88</text:p>
              </table:table-cell>
              <table:table-cell office:value-type="float" office:value="1.16576155366353">
                <text:p>1.16576155366353</text:p>
              </table:table-cell>
              <table:table-cell office:value-type="float" office:value="1.16576155366353">
                <text:p>1.16576155366353</text:p>
              </table:table-cell>
              <table:table-cell office:value-type="float" office:value="0.425261954413011">
                <text:p>0.425261954413011</text:p>
              </table:table-cell>
              <table:table-cell office:value-type="float" office:value="0.0093314203512793">
                <text:p>0.0093314203512793</text:p>
              </table:table-cell>
              <table:table-cell office:value-type="float" office:value="0.0093314203512793">
                <text:p>0.0093314203512793</text:p>
              </table:table-cell>
            </table:table-row>
            <table:table-row>
              <table:table-cell office:value-type="string">
                <text:p>PercepBase</text:p>
              </table:table-cell>
              <table:table-cell office:value-type="float" office:value="39.64">
                <text:p>39.64</text:p>
              </table:table-cell>
              <table:table-cell office:value-type="float" office:value="1.0208384353614">
                <text:p>1.0208384353614</text:p>
              </table:table-cell>
              <table:table-cell office:value-type="float" office:value="1.0208384353614">
                <text:p>1.0208384353614</text:p>
              </table:table-cell>
              <table:table-cell office:value-type="float" office:value="0.282101887725734">
                <text:p>0.282101887725734</text:p>
              </table:table-cell>
              <table:table-cell office:value-type="float" office:value="0.00549562192417252">
                <text:p>0.00549562192417252</text:p>
              </table:table-cell>
              <table:table-cell office:value-type="float" office:value="0.00549562192417252">
                <text:p>0.00549562192417252</text:p>
              </table:table-cell>
            </table:table-row>
            <table:table-row>
              <table:table-cell office:value-type="string">
                <text:p>EveryBase</text:p>
              </table:table-cell>
              <table:table-cell office:value-type="float" office:value="34.105">
                <text:p>34.105</text:p>
              </table:table-cell>
              <table:table-cell office:value-type="float" office:value="2.79537812985809">
                <text:p>2.79537812985809</text:p>
              </table:table-cell>
              <table:table-cell office:value-type="float" office:value="2.79537812985809">
                <text:p>2.79537812985809</text:p>
              </table:table-cell>
              <table:table-cell office:value-type="float" office:value="1.0010403646971">
                <text:p>1.0010403646971</text:p>
              </table:table-cell>
              <table:table-cell office:value-type="float" office:value="0.048556135887685">
                <text:p>0.048556135887685</text:p>
              </table:table-cell>
              <table:table-cell office:value-type="float" office:value="0.048556135887685">
                <text:p>0.048556135887685</text:p>
              </table:table-cell>
            </table:table-row>
            <table:table-row>
              <table:table-cell office:value-type="string">
                <text:p>BaseCluster</text:p>
              </table:table-cell>
              <table:table-cell office:value-type="float" office:value="62.935">
                <text:p>62.935</text:p>
              </table:table-cell>
              <table:table-cell office:value-type="float" office:value="1.01790907692627">
                <text:p>1.01790907692627</text:p>
              </table:table-cell>
              <table:table-cell office:value-type="float" office:value="1.01790907692627">
                <text:p>1.01790907692627</text:p>
              </table:table-cell>
              <table:table-cell office:value-type="float" office:value="10.7905322575601">
                <text:p>10.7905322575601</text:p>
              </table:table-cell>
              <table:table-cell office:value-type="float" office:value="1.54182189788267">
                <text:p>1.54182189788267</text:p>
              </table:table-cell>
              <table:table-cell office:value-type="float" office:value="1.54182189788267">
                <text:p>1.54182189788267</text:p>
              </table:table-cell>
            </table:table-row>
            <table:table-row>
              <table:table-cell office:value-type="string">
                <text:p>PercepCluster</text:p>
              </table:table-cell>
              <table:table-cell office:value-type="float" office:value="55.815">
                <text:p>55.815</text:p>
              </table:table-cell>
              <table:table-cell office:value-type="float" office:value="1.29851410808235">
                <text:p>1.29851410808235</text:p>
              </table:table-cell>
              <table:table-cell office:value-type="float" office:value="1.29851410808235">
                <text:p>1.29851410808235</text:p>
              </table:table-cell>
              <table:table-cell office:value-type="float" office:value="6.80108630400621">
                <text:p>6.80108630400621</text:p>
              </table:table-cell>
              <table:table-cell office:value-type="float" office:value="0.564889110647861">
                <text:p>0.564889110647861</text:p>
              </table:table-cell>
              <table:table-cell office:value-type="float" office:value="0.564889110647861">
                <text:p>0.564889110647861</text:p>
              </table:table-cell>
            </table:table-row>
            <table:table-row>
              <table:table-cell office:value-type="string">
                <text:p>EveryCluster</text:p>
              </table:table-cell>
              <table:table-cell office:value-type="float" office:value="30.83">
                <text:p>30.83</text:p>
              </table:table-cell>
              <table:table-cell office:value-type="float" office:value="2.75209011480365">
                <text:p>2.75209011480365</text:p>
              </table:table-cell>
              <table:table-cell office:value-type="float" office:value="2.75209011480365">
                <text:p>2.75209011480365</text:p>
              </table:table-cell>
              <table:table-cell office:value-type="float" office:value="6.24700866432478">
                <text:p>6.24700866432478</text:p>
              </table:table-cell>
              <table:table-cell office:value-type="float" office:value="0.71377872178582">
                <text:p>0.71377872178582</text:p>
              </table:table-cell>
              <table:table-cell office:value-type="float" office:value="0.71377872178582">
                <text:p>0.7137787217858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1.063cm" svg:y="0.315cm" chart:style-name="ch2">
          <text:p>Figure 4: Results for McAfee, Inaugeration, Ebola, and Charlottesville</text:p>
        </chart:title>
        <chart:subtitle svg:x="4.979cm" svg:y="1.273cm" chart:style-name="ch3">
          <text:p>4 Clusters with 1000 Tweets Each</text:p>
        </chart:subtitle>
        <chart:legend svg:x="13.24cm" svg:y="3.02cm" style:legend-expansion="custom" chartooo:width="1.999cm" chartooo:height="1.095cm" style:legend-expansion-aspect-ratio="1.82557077625571" chart:style-name="ch4"/>
        <chart:plot-area chart:style-name="ch5" chart:data-source-has-labels="both" svg:x="1.33cm" svg:y="2.135cm" svg:width="14.349cm" svg:height="5.704cm">
          <chartooo:coordinate-region svg:x="1.951cm" svg:y="2.334cm" svg:width="13.728cm" svg:height="4.858cm"/>
          <chart:axis chart:dimension="x" chart:name="primary-x" chart:style-name="ch6" chartooo:axis-type="auto">
            <chartooo:date-scale/>
            <chart:title svg:x="6.806cm" svg:y="8.018cm" chart:style-name="ch7">
              <text:p>Categorization Method</text:p>
            </chart:title>
            <chart:categories table:cell-range-address="local-table.$A$2:.$A$7"/>
          </chart:axis>
          <chart:axis chart:dimension="y" chart:name="primary-y" chart:style-name="ch8">
            <chart:title svg:x="0.451cm" svg:y="5.6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41.035">
                <text:p>41.035</text:p>
              </table:table-cell>
              <table:table-cell office:value-type="float" office:value="0.608527366316056">
                <text:p>0.608527366316056</text:p>
              </table:table-cell>
              <table:table-cell office:value-type="float" office:value="0.608527366316056">
                <text:p>0.608527366316056</text:p>
              </table:table-cell>
              <table:table-cell office:value-type="float" office:value="0.372705322865445">
                <text:p>0.372705322865445</text:p>
              </table:table-cell>
              <table:table-cell office:value-type="float" office:value="0.00898952147849619">
                <text:p>0.00898952147849619</text:p>
              </table:table-cell>
              <table:table-cell office:value-type="float" office:value="0.00898952147849619">
                <text:p>0.00898952147849619</text:p>
              </table:table-cell>
            </table:table-row>
            <table:table-row>
              <table:table-cell office:value-type="string">
                <text:p>PercepBase</text:p>
              </table:table-cell>
              <table:table-cell office:value-type="float" office:value="30.2225">
                <text:p>30.2225</text:p>
              </table:table-cell>
              <table:table-cell office:value-type="float" office:value="0.641011570358393">
                <text:p>0.641011570358393</text:p>
              </table:table-cell>
              <table:table-cell office:value-type="float" office:value="0.641011570358393">
                <text:p>0.641011570358393</text:p>
              </table:table-cell>
              <table:table-cell office:value-type="float" office:value="0.261873456483132">
                <text:p>0.261873456483132</text:p>
              </table:table-cell>
              <table:table-cell office:value-type="float" office:value="0.00571364033461548">
                <text:p>0.00571364033461548</text:p>
              </table:table-cell>
              <table:table-cell office:value-type="float" office:value="0.00571364033461548">
                <text:p>0.00571364033461548</text:p>
              </table:table-cell>
            </table:table-row>
            <table:table-row>
              <table:table-cell office:value-type="string">
                <text:p>EveryBase</text:p>
              </table:table-cell>
              <table:table-cell office:value-type="float" office:value="20.315">
                <text:p>20.315</text:p>
              </table:table-cell>
              <table:table-cell office:value-type="float" office:value="0.613301629615386">
                <text:p>0.613301629615386</text:p>
              </table:table-cell>
              <table:table-cell office:value-type="float" office:value="0.613301629615386">
                <text:p>0.613301629615386</text:p>
              </table:table-cell>
              <table:table-cell office:value-type="float" office:value="1.30927175806058">
                <text:p>1.30927175806058</text:p>
              </table:table-cell>
              <table:table-cell office:value-type="float" office:value="0.0643164710347683">
                <text:p>0.0643164710347683</text:p>
              </table:table-cell>
              <table:table-cell office:value-type="float" office:value="0.0643164710347683">
                <text:p>0.0643164710347683</text:p>
              </table:table-cell>
            </table:table-row>
            <table:table-row>
              <table:table-cell office:value-type="string">
                <text:p>BaseCluster</text:p>
              </table:table-cell>
              <table:table-cell office:value-type="float" office:value="36.315">
                <text:p>36.315</text:p>
              </table:table-cell>
              <table:table-cell office:value-type="float" office:value="0.840072748172575">
                <text:p>0.840072748172575</text:p>
              </table:table-cell>
              <table:table-cell office:value-type="float" office:value="0.840072748172575">
                <text:p>0.840072748172575</text:p>
              </table:table-cell>
              <table:table-cell office:value-type="float" office:value="11.7103510385993">
                <text:p>11.7103510385993</text:p>
              </table:table-cell>
              <table:table-cell office:value-type="float" office:value="0.785701394550675">
                <text:p>0.785701394550675</text:p>
              </table:table-cell>
              <table:table-cell office:value-type="float" office:value="0.785701394550675">
                <text:p>0.785701394550675</text:p>
              </table:table-cell>
            </table:table-row>
            <table:table-row>
              <table:table-cell office:value-type="string">
                <text:p>PercepCluster</text:p>
              </table:table-cell>
              <table:table-cell office:value-type="float" office:value="30.5775">
                <text:p>30.5775</text:p>
              </table:table-cell>
              <table:table-cell office:value-type="float" office:value="0.702124751498383">
                <text:p>0.702124751498383</text:p>
              </table:table-cell>
              <table:table-cell office:value-type="float" office:value="0.702124751498383">
                <text:p>0.702124751498383</text:p>
              </table:table-cell>
              <table:table-cell office:value-type="float" office:value="9.97688721840138">
                <text:p>9.97688721840138</text:p>
              </table:table-cell>
              <table:table-cell office:value-type="float" office:value="0.753318382009032">
                <text:p>0.753318382009032</text:p>
              </table:table-cell>
              <table:table-cell office:value-type="float" office:value="0.753318382009032">
                <text:p>0.753318382009032</text:p>
              </table:table-cell>
            </table:table-row>
            <table:table-row>
              <table:table-cell office:value-type="string">
                <text:p>EveryCluster</text:p>
              </table:table-cell>
              <table:table-cell office:value-type="float" office:value="10.7125">
                <text:p>10.7125</text:p>
              </table:table-cell>
              <table:table-cell office:value-type="float" office:value="0.740331194653972">
                <text:p>0.740331194653972</text:p>
              </table:table-cell>
              <table:table-cell office:value-type="float" office:value="0.740331194653972">
                <text:p>0.740331194653972</text:p>
              </table:table-cell>
              <table:table-cell office:value-type="float" office:value="8.54016215130491">
                <text:p>8.54016215130491</text:p>
              </table:table-cell>
              <table:table-cell office:value-type="float" office:value="1.00044153763298">
                <text:p>1.00044153763298</text:p>
              </table:table-cell>
              <table:table-cell office:value-type="float" office:value="1.00044153763298">
                <text:p>1.000441537632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